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6d8" officeooo:paragraph-rsid="0006a6d8"/>
    </style:style>
    <style:style style:name="P2" style:family="paragraph" style:parent-style-name="Standard">
      <style:text-properties officeooo:rsid="0006a6d8" officeooo:paragraph-rsid="0006fd68"/>
    </style:style>
    <style:style style:name="P3" style:family="paragraph" style:parent-style-name="Standard">
      <style:text-properties officeooo:rsid="0006a6d8" officeooo:paragraph-rsid="000cdcb8"/>
    </style:style>
    <style:style style:name="P4" style:family="paragraph" style:parent-style-name="Standard">
      <style:text-properties officeooo:rsid="0006a6d8" officeooo:paragraph-rsid="000d01c9"/>
    </style:style>
    <style:style style:name="P5" style:family="paragraph" style:parent-style-name="Standard">
      <style:text-properties officeooo:rsid="0006fd68" officeooo:paragraph-rsid="0006fd68"/>
    </style:style>
    <style:style style:name="P6" style:family="paragraph" style:parent-style-name="Standard">
      <style:text-properties officeooo:rsid="0006fd68" officeooo:paragraph-rsid="000cdcb8"/>
    </style:style>
    <style:style style:name="P7" style:family="paragraph" style:parent-style-name="Standard">
      <style:text-properties officeooo:rsid="0006fd68" officeooo:paragraph-rsid="000d01c9"/>
    </style:style>
    <style:style style:name="P8" style:family="paragraph" style:parent-style-name="Standard">
      <style:text-properties officeooo:rsid="00083c5b" officeooo:paragraph-rsid="00097c25"/>
    </style:style>
    <style:style style:name="P9" style:family="paragraph" style:parent-style-name="Standard">
      <style:text-properties officeooo:rsid="00083c5b" officeooo:paragraph-rsid="000cdcb8"/>
    </style:style>
    <style:style style:name="P10" style:family="paragraph" style:parent-style-name="Standard">
      <style:text-properties officeooo:rsid="00083c5b" officeooo:paragraph-rsid="000d01c9"/>
    </style:style>
    <style:style style:name="P11" style:family="paragraph" style:parent-style-name="Standard">
      <style:text-properties officeooo:rsid="00097c25" officeooo:paragraph-rsid="00097c25"/>
    </style:style>
    <style:style style:name="P12" style:family="paragraph" style:parent-style-name="Standard">
      <style:text-properties officeooo:rsid="000b16f5" officeooo:paragraph-rsid="000b16f5"/>
    </style:style>
    <style:style style:name="P13" style:family="paragraph" style:parent-style-name="Standard">
      <style:text-properties officeooo:rsid="000b16f5" officeooo:paragraph-rsid="000cdcb8"/>
    </style:style>
    <style:style style:name="P14" style:family="paragraph" style:parent-style-name="Standard">
      <style:text-properties officeooo:rsid="000b16f5" officeooo:paragraph-rsid="000d01c9"/>
    </style:style>
    <style:style style:name="P15" style:family="paragraph" style:parent-style-name="Standard">
      <style:text-properties officeooo:rsid="000bc396" officeooo:paragraph-rsid="000cc127"/>
    </style:style>
    <style:style style:name="P16" style:family="paragraph" style:parent-style-name="Standard">
      <style:text-properties officeooo:rsid="000cc127" officeooo:paragraph-rsid="000cc127"/>
    </style:style>
    <style:style style:name="P17" style:family="paragraph" style:parent-style-name="Standard">
      <style:text-properties officeooo:rsid="000cc127" officeooo:paragraph-rsid="000cdcb8"/>
    </style:style>
    <style:style style:name="P18" style:family="paragraph" style:parent-style-name="Standard">
      <style:text-properties officeooo:rsid="000cc127" officeooo:paragraph-rsid="000d01c9"/>
    </style:style>
    <style:style style:name="P19" style:family="paragraph" style:parent-style-name="Standard">
      <style:text-properties officeooo:rsid="000cdcb8" officeooo:paragraph-rsid="000cdcb8"/>
    </style:style>
    <style:style style:name="P20" style:family="paragraph" style:parent-style-name="Standard">
      <style:text-properties officeooo:rsid="000cdcb8" officeooo:paragraph-rsid="000d01c9"/>
    </style:style>
    <style:style style:name="T1" style:family="text">
      <style:text-properties officeooo:rsid="0006fd68"/>
    </style:style>
    <style:style style:name="T2" style:family="text">
      <style:text-properties officeooo:rsid="00083c5b"/>
    </style:style>
    <style:style style:name="T3" style:family="text">
      <style:text-properties officeooo:rsid="00097c25"/>
    </style:style>
    <style:style style:name="T4" style:family="text">
      <style:text-properties officeooo:rsid="000bc396"/>
    </style:style>
    <style:style style:name="T5" style:family="text">
      <style:text-properties officeooo:rsid="000cdcb8"/>
    </style:style>
    <style:style style:name="T6" style:family="text">
      <style:text-properties officeooo:rsid="000d01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es module</text:p>
      <text:p text:style-name="P1"/>
      <text:p text:style-name="P1">selling places</text:p>
      <text:p text:style-name="P1"/>
      <text:p text:style-name="P1">Transfer station – recyclable items</text:p>
      <text:p text:style-name="P1">Sampath kendraya<text:tab/>- <text:s/>recyclable items</text:p>
      <text:p text:style-name="P1">bio plant – bio gas – <text:s/>bio gass</text:p>
      <text:p text:style-name="P1">compost plant<text:tab/>- compost </text:p>
      <text:p text:style-name="P1"/>
      <text:p text:style-name="P1"/>
      <text:p text:style-name="P1"/>
      <text:p text:style-name="P1">prerequisites’</text:p>
      <text:p text:style-name="P1"/>
      <text:p text:style-name="P1">one transfer station has one recyclable store</text:p>
      <text:p text:style-name="P1">one plant has one recyclable store and one compost store</text:p>
      <text:p text:style-name="P11">sampath kendraya is belong to one local authority only</text:p>
      <text:p text:style-name="P1"/>
      <text:p text:style-name="P1"/>
      <text:p text:style-name="P1">development </text:p>
      <text:p text:style-name="P1"/>
      <text:p text:style-name="P2"><text:span text:style-name="T1">r</text:span>ecyclable <text:span text:style-name="T1">item selling module</text:span></text:p>
      <text:p text:style-name="P2"/>
      <text:p text:style-name="P6"><text:span text:style-name="T2">available</text:span> for sampath kendraya , transfer station , plant </text:p>
      <text:p text:style-name="P2"/>
      <text:p text:style-name="P11">login process </text:p>
      <text:p text:style-name="P5"/>
      <text:p text:style-name="P5"/>
      <text:p text:style-name="P8"><text:span text:style-name="T3">login</text:span> <text:s/>trans<text:span text:style-name="T3">fer station to add recyclable sales of a transfer station </text:span></text:p>
      <text:p text:style-name="P8"/>
      <text:p text:style-name="P8"><text:span text:style-name="T3">login as compost plant to add <text:s/>recyclable sales of a <text:s/>compost plant</text:span></text:p>
      <text:p text:style-name="P5"/>
      <text:p text:style-name="P8"><text:span text:style-name="T3">login as bio plant to add <text:s/>recyclable sales of a <text:s/>bio plant</text:span></text:p>
      <text:p text:style-name="P8"/>
      <text:p text:style-name="P15">login as local authority to add <text:span text:style-name="T3">recyclable sales of a <text:s/>sampath kendraya</text:span></text:p>
      <text:p text:style-name="P8"/>
      <text:p text:style-name="P12">visualization </text:p>
      <text:p text:style-name="P12"/>
      <text:p text:style-name="P12">past sales filtered by a date range <text:span text:style-name="T4">of individual transfer station , plant sampath kendraya</text:span></text:p>
      <text:p text:style-name="P12"/>
      <text:p text:style-name="P12">current stock <text:s/><text:span text:style-name="T4">and stock balance of individual transfer station , plant , sampath kendray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6">operations </text:p>
      <text:p text:style-name="P16"/>
      <text:p text:style-name="P16">insert </text:p>
      <text:p text:style-name="P19">* if it is a sampth kendraya select sampth kendraya</text:p>
      <text:p text:style-name="P16">select recyclable item </text:p>
      <text:p text:style-name="P16">enter amount </text:p>
      <text:p text:style-name="P16">select unit</text:p>
      <text:p text:style-name="P16">enter date (default today date)</text:p>
      <text:p text:style-name="P16">hit save</text:p>
      <text:p text:style-name="P16"/>
      <text:p text:style-name="P16">update </text:p>
      <text:p text:style-name="P19">* if it is a sampth kendraya select sampth kendraya</text:p>
      <text:p text:style-name="P16">select the record to be updated </text:p>
      <text:p text:style-name="P16">change amount </text:p>
      <text:p text:style-name="P16">change unit</text:p>
      <text:p text:style-name="P16">change date</text:p>
      <text:p text:style-name="P16">hit update</text:p>
      <text:p text:style-name="P16"/>
      <text:p text:style-name="P16">delete </text:p>
      <text:p text:style-name="P19">* if it is a sampth kendraya select sampth kendraya</text:p>
      <text:p text:style-name="P16">select the record to be <text:span text:style-name="T6">deleted</text:span> </text:p>
      <text:p text:style-name="P16">select delete</text:p>
      <text:p text:style-name="P16">confirm deletion</text:p>
      <text:p text:style-name="P16"/>
      <text:p text:style-name="P16">* when inserting or updating recyclable items amount cant be grater than the balance</text:p>
      <text:p text:style-name="P16">validations </text:p>
      <text:p text:style-name="P16">amount should be a decimal </text:p>
      <text:p text:style-name="P16"/>
      <text:p text:style-name="P16"><text:s text:c="3"/></text:p>
      <text:p text:style-name="P3"><text:span text:style-name="T5">compost</text:span> <text:span text:style-name="T1"><text:s/>selling module</text:span></text:p>
      <text:p text:style-name="P3"/>
      <text:p text:style-name="P6"><text:span text:style-name="T2">available</text:span> for <text:span text:style-name="T5">only compost plants</text:span></text:p>
      <text:p text:style-name="P6"/>
      <text:p text:style-name="P6"><text:s/><text:span text:style-name="T3">login process </text:span></text:p>
      <text:p text:style-name="P9"/>
      <text:p text:style-name="P9"><text:span text:style-name="T3">login as compost plant to add <text:s/>compost sales of a <text:s/>compost plant</text:span></text:p>
      <text:p text:style-name="P6"/>
      <text:p text:style-name="P13">visualization </text:p>
      <text:p text:style-name="P13"/>
      <text:p text:style-name="P13">past sales filtered by a date range <text:span text:style-name="T4">of individual compost plant </text:span></text:p>
      <text:p text:style-name="P13">current stock <text:s/><text:span text:style-name="T4">and stock balance of compost plant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operations </text:p>
      <text:p text:style-name="P17"/>
      <text:p text:style-name="P17">insert </text:p>
      <text:p text:style-name="P17">enter amount </text:p>
      <text:p text:style-name="P17">select unit</text:p>
      <text:p text:style-name="P17">enter date (default today date)</text:p>
      <text:p text:style-name="P17">hit save</text:p>
      <text:p text:style-name="P17"/>
      <text:p text:style-name="P17">update </text:p>
      <text:p text:style-name="P19"/>
      <text:p text:style-name="P17">select the record to be updated </text:p>
      <text:p text:style-name="P17">change amount </text:p>
      <text:p text:style-name="P17">change unit</text:p>
      <text:p text:style-name="P17">change date</text:p>
      <text:p text:style-name="P17">hit update</text:p>
      <text:p text:style-name="P17"/>
      <text:p text:style-name="P17">delete </text:p>
      <text:p text:style-name="P19"/>
      <text:p text:style-name="P17">select the record to be <text:span text:style-name="T6">deleted</text:span> </text:p>
      <text:p text:style-name="P17">select delete</text:p>
      <text:p text:style-name="P17">confirm deletion</text:p>
      <text:p text:style-name="P17"/>
      <text:p text:style-name="P18">validations </text:p>
      <text:p text:style-name="P18">amount should be a decimal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pan text:style-name="T6">Bio gas</text:span> <text:span text:style-name="T1"><text:s/>selling module</text:span></text:p>
      <text:p text:style-name="P4"/>
      <text:p text:style-name="P7"><text:span text:style-name="T2">available</text:span> for <text:span text:style-name="T5">only bio plants</text:span></text:p>
      <text:p text:style-name="P7"/>
      <text:p text:style-name="P7"><text:s/><text:span text:style-name="T3">login process </text:span></text:p>
      <text:p text:style-name="P10"/>
      <text:p text:style-name="P10"><text:span text:style-name="T3">login as bio plant to add <text:s/>compost sales of a <text:s/>compost plant</text:span></text:p>
      <text:p text:style-name="P7"/>
      <text:p text:style-name="P14">visualization </text:p>
      <text:p text:style-name="P14"/>
      <text:p text:style-name="P14">past sales filtered by a date range <text:span text:style-name="T4">of individual bio plant </text:span></text:p>
      <text:p text:style-name="P14">current stock <text:s/><text:span text:style-name="T4">and stock balance of bio plant </text:span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8">operations </text:p>
      <text:p text:style-name="P18"/>
      <text:p text:style-name="P18">insert </text:p>
      <text:p text:style-name="P18">enter amount </text:p>
      <text:p text:style-name="P18">select unit</text:p>
      <text:p text:style-name="P18">enter date (default today date)</text:p>
      <text:p text:style-name="P18">hit save</text:p>
      <text:p text:style-name="P18"/>
      <text:p text:style-name="P18">update </text:p>
      <text:p text:style-name="P20"/>
      <text:p text:style-name="P18">select the record to be updated </text:p>
      <text:p text:style-name="P18">change amount </text:p>
      <text:p text:style-name="P18">change unit</text:p>
      <text:p text:style-name="P18">change date</text:p>
      <text:p text:style-name="P18">hit update</text:p>
      <text:p text:style-name="P18"/>
      <text:p text:style-name="P18">delete </text:p>
      <text:p text:style-name="P20"/>
      <text:p text:style-name="P18">select the record to be <text:span text:style-name="T6">deleted</text:span> </text:p>
      <text:p text:style-name="P18">select delete</text:p>
      <text:p text:style-name="P18">confirm deletion</text:p>
      <text:p text:style-name="P18"/>
      <text:p text:style-name="P18">validations </text:p>
      <text:p text:style-name="P18">amount should be a decim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9:58:54.593232734</meta:creation-date>
    <dc:date>2020-07-23T14:04:40.566104961</dc:date>
    <meta:editing-duration>PT1H4S</meta:editing-duration>
    <meta:editing-cycles>1</meta:editing-cycles>
    <meta:document-statistic meta:table-count="0" meta:image-count="0" meta:object-count="0" meta:page-count="4" meta:paragraph-count="95" meta:word-count="410" meta:character-count="2489" meta:non-whitespace-character-count="2103"/>
    <meta:generator>LibreOffice/6.0.7.3$Linux_X86_64 LibreOffice_project/00m0$Build-3</meta:generator>
  </office:meta>
</office:document-meta>
</file>